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Arial" fo:font-size="14.0pt" fo:color="#000000"/>
    </style:style>
    <style:style style:name="P2" style:family="paragraph" style:parent-style-name="Standard">
      <style:paragraph-properties fo:margin-top="0.0792in" fo:margin-bottom="0.0792in"/>
      <style:text-properties style:font-name="Arial" fo:font-size="11.0pt" fo:color="#000000"/>
    </style:style>
    <style:style style:name="P3" style:family="paragraph" style:parent-style-name="Standard">
      <style:paragraph-properties fo:margin-top="0.0792in" fo:margin-bottom="0.0792in" fo:margin-left="0.5000in" fo:text-indent="-0.5000in">
        <style:tab-stops>
          <style:tab-stop style:position="0.1528in"/>
          <style:tab-stop style:position="0.5000in"/>
        </style:tab-stops>
      </style:paragraph-properties>
      <style:text-properties style:font-name="Arial" fo:font-size="10.0pt" fo:color="#000000"/>
    </style:style>
    <style:style style:name="P4"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Arial" fo:font-size="10.0pt" fo:color="#000000"/>
    </style:style>
    <style:style style:name="P5" style:family="paragraph" style:parent-style-name="Standard">
      <style:paragraph-properties fo:margin-top="0.0398in" fo:margin-bottom="0.0398in" fo:margin-left="1.5000in" fo:text-indent="-1.5000in">
        <style:tab-stops>
          <style:tab-stop style:position="1.1528in"/>
          <style:tab-stop style:position="1.5000in"/>
        </style:tab-stops>
      </style:paragraph-properties>
      <style:text-properties style:font-name="Arial" fo:font-size="10.0pt" fo:color="#000000"/>
    </style:style>
    <style:style style:name="P6" style:family="paragraph" style:parent-style-name="Standard">
      <style:paragraph-properties>
        <style:tab-stops>
          <style:tab-stop style:position="0.1528in"/>
          <style:tab-stop style:position="0.5000in"/>
        </style:tab-stops>
      </style:paragraph-properties>
      <style:text-properties style:font-name="Arial" fo:font-size="11.0pt" fo:color="#000000"/>
    </style:style>
    <style:style style:name="P7"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Arial" fo:font-size="10.0pt" fo:color="#000000"/>
    </style:style>
    <style:style style:name="P8" style:family="paragraph" style:parent-style-name="Standard">
      <style:paragraph-properties fo:margin-top="0.0398in" fo:margin-bottom="0.0398in">
        <style:tab-stops>
          <style:tab-stop style:position="0.3938in"/>
        </style:tab-stops>
      </style:paragraph-properties>
      <style:text-properties style:font-name="Arial" fo:font-size="10.0pt" fo:color="#053dcc"/>
    </style:style>
    <style:style style:name="P9" style:family="paragraph" style:parent-style-name="Standard">
      <style:text-properties style:font-name="Arial" fo:font-size="11.0pt" fo:color="#000000"/>
    </style:style>
    <style:style style:name="P10" style:family="paragraph" style:parent-style-name="Standard">
      <style:paragraph-properties fo:margin-top="0.0398in" fo:margin-bottom="0.0398in"/>
      <style:text-properties style:font-name="Arial" fo:font-size="11.0pt" fo:color="#000000"/>
    </style:style>
    <style:style style:name="P11" style:family="paragraph" style:parent-style-name="Standard">
      <style:paragraph-properties fo:margin-top="0.0398in" fo:margin-bottom="0.0398in" fo:margin-left="0.5000in" fo:text-indent="-0.5000in">
        <style:tab-stops>
          <style:tab-stop style:position="0.1528in"/>
          <style:tab-stop style:position="0.5000in"/>
        </style:tab-stops>
      </style:paragraph-properties>
      <style:text-properties style:font-name="Helvetica" fo:font-size="10.0pt" fo:color="#000000"/>
    </style:style>
    <style:style style:name="P12"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Helvetica" fo:font-size="10.0pt" fo:color="#000000"/>
    </style:style>
    <style:style style:name="P13"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Times" fo:font-size="12.0pt" fo:color="#000000"/>
    </style:style>
    <style:style style:name="P14"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Helvetica" fo:font-size="10.0pt" fo:color="#66b132"/>
    </style:style>
    <style:style style:name="P15" style:family="paragraph" style:parent-style-name="Standard">
      <style:paragraph-properties fo:margin-top="0.0398in" fo:margin-bottom="0.0398in">
        <style:tab-stops>
          <style:tab-stop style:position="0.3938in"/>
          <style:tab-stop style:position="0.7874in"/>
        </style:tab-stops>
      </style:paragraph-properties>
      <style:text-properties style:font-name="Times" fo:font-size="12.0pt" fo:color="#000000"/>
    </style:style>
    <style:style style:name="P16" style:family="paragraph" style:parent-style-name="Standard">
      <style:paragraph-properties fo:margin-top="0.0398in" fo:margin-bottom="0.0398in" fo:margin-left="1.0000in" fo:text-indent="-1.0000in">
        <style:tab-stops>
          <style:tab-stop style:position="0.6528in"/>
          <style:tab-stop style:position="1.0000in"/>
        </style:tab-stops>
      </style:paragraph-properties>
      <style:text-properties style:font-name="Helvetica" fo:font-size="10.0pt" fo:color="#0000ff"/>
    </style:style>
    <style:style style:name="P17"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0.0pt" fo:color="#000000"/>
    </style:style>
    <style:style style:name="P18" style:family="paragraph" style:parent-style-name="Standard">
      <style:paragraph-properties fo:margin-top="0.0398in" fo:margin-bottom="0.0398in"/>
      <style:text-properties style:font-name="Helvetica" fo:font-size="10.0pt" fo:color="#000000"/>
    </style:style>
    <style:style style:name="P19" style:family="paragraph" style:parent-style-name="Standard">
      <style:paragraph-properties fo:margin-left="1.0000in" fo:text-indent="-1.0000in">
        <style:tab-stops>
          <style:tab-stop style:position="0.6528in"/>
          <style:tab-stop style:position="1.0000in"/>
        </style:tab-stops>
      </style:paragraph-properties>
      <style:text-properties style:font-name="Helvetica" fo:font-size="10.0pt" fo:color="#000000"/>
    </style:style>
    <style:style style:name="P20" style:family="paragraph" style:parent-style-name="Standard">
      <style:paragraph-properties>
        <style:tab-stops>
          <style:tab-stop style:position="0.3938in"/>
          <style:tab-stop style:position="0.7874in"/>
        </style:tab-stops>
      </style:paragraph-properties>
      <style:text-properties style:font-name="Times" fo:font-size="12.0pt" fo:color="#000000"/>
    </style:style>
    <style:style style:name="P21" style:family="paragraph" style:parent-style-name="Standard">
      <style:paragraph-properties>
        <style:tab-stops>
          <style:tab-stop style:position="0.3938in"/>
          <style:tab-stop style:position="0.7874in"/>
        </style:tab-stops>
      </style:paragraph-properties>
      <style:text-properties style:font-name="Arial" fo:font-size="11.0pt" fo:color="#000000"/>
    </style:style>
    <style:style style:name="P22" style:family="paragraph" style:parent-style-name="Standard">
      <style:paragraph-properties fo:margin-top="0.0398in" fo:margin-bottom="0.0398in">
        <style:tab-stops>
          <style:tab-stop style:position="0.0000in"/>
        </style:tab-stops>
      </style:paragraph-properties>
      <style:text-properties style:font-name="Arial" fo:font-size="11.0pt" fo:color="#000000"/>
    </style:style>
    <style:style style:name="P23" style:family="paragraph" style:parent-style-name="Standard">
      <style:paragraph-properties fo:margin-top="0.0398in" fo:margin-bottom="0.0398in">
        <style:tab-stops>
          <style:tab-stop style:position="0.0000in"/>
        </style:tab-stops>
      </style:paragraph-properties>
      <style:text-properties style:font-name="Arial" fo:font-size="10.0pt" fo:color="#000000"/>
    </style:style>
    <style:style style:name="P24" style:family="paragraph" style:parent-style-name="Standard">
      <style:paragraph-properties>
        <style:tab-stops>
          <style:tab-stop style:position="0.0000in"/>
        </style:tab-stops>
      </style:paragraph-properties>
      <style:text-properties style:font-name="Arial" fo:font-size="11.0pt" fo:color="#000000"/>
    </style:style>
    <style:style style:name="P25" style:family="paragraph" style:parent-style-name="Standard">
      <style:paragraph-properties fo:line-height="120%"/>
      <style:text-properties style:font-name="Arial" fo:font-size="10.0pt" fo:color="#000000"/>
    </style:style>
    <style:style style:name="P26" style:family="paragraph" style:parent-style-name="Standard">
      <style:paragraph-properties fo:text-align="center"/>
      <style:text-properties style:font-name="Arial" fo:font-size="10.0pt" fo:color="#000000"/>
    </style:style>
    <style:style style:name="P27" style:family="paragraph" style:parent-style-name="Standard">
      <style:text-properties style:font-name="Arial" fo:font-size="10.0pt" fo:color="#000000"/>
    </style:style>
    <style:style style:name="P28" style:family="paragraph" style:parent-style-name="Standard">
      <style:text-properties style:font-name="Arial" fo:font-size="10.0pt" fo:color="#053dcc"/>
    </style:style>
    <style:style style:name="P29"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0.0pt" fo:color="#053dcc"/>
    </style:style>
    <style:style style:name="P30" style:family="paragraph" style:parent-style-name="Standard">
      <style:paragraph-properties>
        <style:tab-stops>
          <style:tab-stop style:position="0.3938in"/>
        </style:tab-stops>
      </style:paragraph-properties>
      <style:text-properties style:font-name="Arial" fo:font-size="10.0pt" fo:color="#053dcc"/>
    </style:style>
    <style:style style:name="P31" style:family="paragraph" style:parent-style-name="Standard">
      <style:text-properties style:font-name="Arial" fo:font-size="9.0pt" fo:color="#053dcc"/>
    </style:style>
    <style:style style:name="P32" style:family="paragraph" style:parent-style-name="Standard">
      <style:text-properties style:font-name="Arial" fo:font-size="9.0pt" fo:color="#558e28"/>
    </style:style>
    <style:style style:name="T1" style:family="text">
      <style:text-properties fo:font-weight="bold" fo:font-weight-asian="bold" fo:font-weight-complex="bold" fo:letter-spacing="0.0000in"/>
    </style:style>
    <style:style style:name="T2" style:family="text">
      <style:text-properties fo:font-style="italic" fo:font-style-asian="italic" fo:font-style-complex="italic" style:text-underline-style="solid" fo:letter-spacing="0.0000in"/>
    </style:style>
    <style:style style:name="T3" style:family="text">
      <style:text-properties fo:letter-spacing="0.0000in"/>
    </style:style>
    <style:style style:name="T4" style:family="text">
      <style:text-properties fo:font-style="italic" fo:font-style-asian="italic" fo:font-style-complex="italic" fo:color="#000000"/>
    </style:style>
    <style:style style:name="T5" style:family="text">
      <style:text-properties fo:font-style="italic" fo:font-style-asian="italic" fo:font-style-complex="italic"/>
    </style:style>
    <style:style style:name="T6" style:family="text">
      <style:text-properties fo:color="#000000"/>
    </style:style>
    <style:style style:name="T7" style:family="text">
      <style:text-properties style:font-name="Times" fo:font-size="12.0pt" fo:font-size-asian="12.0pt" fo:font-size-complex="12.0pt" fo:letter-spacing="0.0000in"/>
    </style:style>
    <style:style style:name="T8" style:family="text">
      <style:text-properties fo:font-size="11.0pt" fo:font-size-asian="11.0pt" fo:font-size-complex="11.0pt" fo:letter-spacing="0.0000in"/>
    </style:style>
    <style:style style:name="T9" style:family="text">
      <style:text-properties fo:font-style="italic" fo:font-style-asian="italic" fo:font-style-complex="italic"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Projektplan</text:span></text:p>
      <text:p text:style-name="P1"/>
      <text:p text:style-name="P2"><text:span text:style-name="T2">Deliverables:</text:span></text:p>
      <text:list text:style-name="L1">
        <text:list-item>
          <text:p text:style-name="P3"><text:span text:style-name="T3">Projektplan</text:span></text:p>
          <text:list>
            <text:list-item>
              <text:p text:style-name="P4"><text:span text:style-name="T3">Anforderungsspezifikation</text:span></text:p>
              <text:list>
                <text:list-item>
                  <text:p text:style-name="P5"><text:span text:style-name="T3">Vision-Dokument</text:span></text:p>
                </text:list-item>
                <text:list-item>
                  <text:p text:style-name="P5"><text:span text:style-name="T3">Use Cases Brief und Fully Dressed</text:span></text:p>
                </text:list-item>
              </text:list>
            </text:list-item>
            <text:list-item>
              <text:p text:style-name="P4"><text:span text:style-name="T3">Domänenmodell</text:span></text:p>
            </text:list-item>
            <text:list-item>
              <text:p text:style-name="P4"><text:span text:style-name="T3">Entwurfsbeschreibung</text:span></text:p>
            </text:list-item>
            <text:list-item>
              <text:p text:style-name="P4"><text:span text:style-name="T3">Installation, Benutzerdokumentation</text:span></text:p>
            </text:list-item>
            <text:list-item>
              <text:p text:style-name="P4"><text:span text:style-name="T3">Testspezifikation, Testprotokoll</text:span></text:p>
            </text:list-item>
            <text:list-item>
              <text:p text:style-name="P4"><text:span text:style-name="T3">Quellcode, Codedokumentation</text:span></text:p>
            </text:list-item>
            <text:list-item>
              <text:p text:style-name="P4"><text:span text:style-name="T3">Projektmonitoring</text:span></text:p>
              <text:list>
                <text:list-item>
                  <text:p text:style-name="P5"><text:span text:style-name="T3">Zeiterfassung</text:span></text:p>
                </text:list-item>
                <text:list-item>
                  <text:p text:style-name="P5"><text:span text:style-name="T3">Codestatistik</text:span></text:p>
                </text:list-item>
                <text:list-item>
                  <text:p text:style-name="P5"><text:span text:style-name="T3">Soll/Ist-Vergleich</text:span></text:p>
                </text:list-item>
                <text:list-item>
                  <text:p text:style-name="P5"><text:span text:style-name="T3">persönliche Berichte</text:span></text:p>
                </text:list-item>
              </text:list>
            </text:list-item>
            <text:list-item>
              <text:p text:style-name="P4"><text:span text:style-name="T3">Projekt-Website</text:span></text:p>
            </text:list-item>
            <text:list-item>
              <text:p text:style-name="P4"><text:span text:style-name="T3">Schlusspräsentation</text:span></text:p>
            </text:list-item>
          </text:list>
        </text:list-item>
      </text:list>
      <text:p text:style-name="P6"/>
      <text:p text:style-name="P6"/>
      <text:p text:style-name="P2"><text:span text:style-name="T2">Interne Meilenstein:</text:span></text:p>
      <text:list text:style-name="L2">
        <text:list-item>
          <text:p text:style-name="P7"><text:span text:style-name="T3">Inception - Projektplanung und -infrastruktur</text:span></text:p>
        </text:list-item>
      </text:list>
      <text:p text:style-name="P8"><text:span text:style-name="T4"><text:tab/></text:span><text:span text:style-name="T5">bis 08.04.</text:span></text:p>
      <text:p text:style-name="P8"><text:span text:style-name="T5"><text:tab/>die wichtigsten Anforderungen sind spezifiziert</text:span></text:p>
      <text:list text:style-name="L2">
        <text:list-item>
          <text:p text:style-name="P7"><text:span text:style-name="T3">Elaboration I - Modul 2 (WG erstellen)</text:span></text:p>
        </text:list-item>
      </text:list>
      <text:p text:style-name="P8"><text:span text:style-name="T6"><text:tab/></text:span><text:span text:style-name="T5">bis 22.04.</text:span></text:p>
      <text:p text:style-name="P8"><text:span text:style-name="T5"><text:tab/>Modul 2 getestet</text:span></text:p>
      <text:list text:style-name="L2">
        <text:list-item>
          <text:p text:style-name="P7"><text:span text:style-name="T3">Elaboration II – Modul 7 / Prototyp </text:span></text:p>
        </text:list-item>
      </text:list>
      <text:p text:style-name="P8"><text:span text:style-name="T6"><text:tab/></text:span><text:span text:style-name="T5">bis 06.05. </text:span></text:p>
      <text:p text:style-name="P8"><text:span text:style-name="T5"><text:tab/>Fertigstellung Prototyp: Räume und Benutzer können hinzugefügt, geändert und gelöscht werden</text:span></text:p>
      <text:list text:style-name="L2">
        <text:list-item>
          <text:p text:style-name="P7"><text:span text:style-name="T3">Construction I - Modul 4 (Termine)</text:span></text:p>
        </text:list-item>
      </text:list>
      <text:p text:style-name="P8"><text:span text:style-name="T4"><text:tab/></text:span><text:span text:style-name="T5">bis 20.05</text:span></text:p>
      <text:p text:style-name="P8"><text:span text:style-name="T5"><text:tab/>Termine können in ein Kalender-Widget hinzugefügt, geändert und gelöscht werden</text:span></text:p>
      <text:list text:style-name="L2">
        <text:list-item>
          <text:p text:style-name="P7"><text:span text:style-name="T3">Construction II - Modul 5</text:span></text:p>
        </text:list-item>
      </text:list>
      <text:p text:style-name="P8"><text:span text:style-name="T4"><text:tab/></text:span><text:span text:style-name="T5">bis 03.06. — 10.06.</text:span></text:p>
      <text:p text:style-name="P8"><text:span text:style-name="T5"><text:tab/>ein Putzplan kann erstellt, geändert und gelöscht werden. Er soll von jedem Benutzer eingesehen werden können.</text:span></text:p>
      <text:list text:style-name="L2">
        <text:list-item>
          <text:p text:style-name="P7"><text:span text:style-name="T3">Construction III - Modul 6 und 7</text:span></text:p>
        </text:list-item>
      </text:list>
      <text:p text:style-name="P8"><text:span text:style-name="T4"><text:tab/></text:span><text:span text:style-name="T5">bis 17.06.</text:span></text:p>
      <text:p text:style-name="P8"><text:span text:style-name="T5"><text:tab/>es soll eine Einkaufsliste erstellt werden können, die von jedem Benutzer bearbeitet werden kann, </text:span></text:p>
      <text:p text:style-name="P8"><text:span text:style-name="T5"><text:tab/>Benutzer können sich mit ihrem Passwort anmelden und Zugang zu ihren privaten Terminen haben</text:span></text:p>
      <text:list text:style-name="L2">
        <text:list-item>
          <text:p text:style-name="P7"><text:span text:style-name="T3">Transition - Fertigstellung</text:span></text:p>
        </text:list-item>
      </text:list>
      <text:p text:style-name="P9"/>
      <text:p text:style-name="P9"/>
      <text:p text:style-name="P2"><text:span text:style-name="T2">Projektinfrastruktur:</text:span></text:p>
      <text:list text:style-name="L2">
        <text:list-item>
          <text:p text:style-name="P7"><text:span text:style-name="T3">Entwicklungsumgebung: Qt Creator</text:span></text:p>
        </text:list-item>
        <text:list-item>
          <text:p text:style-name="P7"><text:span text:style-name="T3">Bibliotheken: Qt 5</text:span></text:p>
        </text:list-item>
        <text:list-item>
          <text:p text:style-name="P7"><text:span text:style-name="T3">Versionskontrollsystem: GitLab (</text:span><text:a xlink:type="simple" xlink:href="http://51.15.56.80/"><text:span text:style-name="T7">http://51.15.56.80/</text:span></text:a><text:span text:style-name="T3">)</text:span></text:p>
        </text:list-item>
        <text:list-item>
          <text:p text:style-name="P7"><text:span text:style-name="T3">Defect Tracking: GitLab (</text:span><text:a xlink:type="simple" xlink:href="https://www.dropbox.com/referrer_cleansing_redirect?hmac=R8GvOIe4LTRUtFOXk8vno6uLZHXfY%2BrkMYU0Pb%2B55PI%3D&amp;url=http%3A%2F%2F51.15.56.80%2F"><text:span text:style-name="T8">http://51.15.56.80/</text:span></text:a><text:span text:style-name="T3">)</text:span></text:p>
        </text:list-item>
      </text:list>
      <text:p text:style-name="P9"/>
      <text:p text:style-name="P9"/>
      <text:p text:style-name="P10"><text:span text:style-name="T2">Arbeitspakete:</text:span></text:p>
      <text:list text:style-name="L3">
        <text:list-item>
          <text:p text:style-name="P11"><text:span text:style-name="T3">Requirements:</text:span></text:p>
          <text:list>
            <text:list-item>
              <text:p text:style-name="P12"><text:span text:style-name="T3">Use Cases – brief</text:span></text:p>
            </text:list-item>
            <text:list-item>
              <text:p text:style-name="P12"><text:span text:style-name="T3">Use Cases – fully dressed</text:span></text:p>
            </text:list-item>
            <text:list-item>
              <text:p text:style-name="P12"><text:span text:style-name="T3">Vision</text:span></text:p>
            </text:list-item>
            <text:list-item>
              <text:p text:style-name="P12"><text:span text:style-name="T3">Software Requirement Specifications (SRS)</text:span></text:p>
            </text:list-item>
            <text:list-item>
              <text:p text:style-name="P12"><text:span text:style-name="T3">Glossary</text:span></text:p>
            </text:list-item>
            <text:list-item>
              <text:p text:style-name="P13"/>
            </text:list-item>
          </text:list>
        </text:list-item>
        <text:list-item>
          <text:p text:style-name="P11"><text:span text:style-name="T3">Analyse &amp; Design:</text:span></text:p>
          <text:list>
            <text:list-item>
              <text:p text:style-name="P12"><text:span text:style-name="T3">Domänenmodell</text:span></text:p>
            </text:list-item>
            <text:list-item>
              <text:p text:style-name="P12"><text:span text:style-name="T3">SSD</text:span></text:p>
            </text:list-item>
            <text:list-item>
              <text:p text:style-name="P12"><text:span text:style-name="T3">Contract</text:span></text:p>
            </text:list-item>
            <text:list-item>
              <text:p text:style-name="P12"><text:span text:style-name="T3">Klassendiagramm</text:span></text:p>
            </text:list-item>
            <text:list-item>
              <text:p text:style-name="P12"><text:span text:style-name="T3">Zustandsdiagramm</text:span></text:p>
            </text:list-item>
            <text:list-item>
              <text:p text:style-name="P12"><text:span text:style-name="T3">Architektur</text:span></text:p>
            </text:list-item>
            <text:list-item>
              <text:p text:style-name="P12"><text:span text:style-name="T3">Objektorientierter Entwurf</text:span></text:p>
            </text:list-item>
            <text:list-item>
              <text:p text:style-name="P13"/>
            </text:list-item>
          </text:list>
        </text:list-item>
        <text:list-item>
          <text:p text:style-name="P11"><text:span text:style-name="T3">Implementierung:</text:span></text:p>
          <text:list>
            <text:list-item>
              <text:p text:style-name="P12"><text:span text:style-name="T3">Modul 1 – GUI</text:span></text:p>
            </text:list-item>
            <text:list-item>
              <text:p text:style-name="P12"><text:span text:style-name="T3">Modul 2 – WG konfigurieren</text:span></text:p>
            </text:list-item>
            <text:list-item>
              <text:p text:style-name="P12"><text:span text:style-name="T3">Modul 3 – WG erstellen</text:span></text:p>
            </text:list-item>
            <text:list-item>
              <text:p text:style-name="P12"><text:span text:style-name="T3">Modul 4 – Termine</text:span></text:p>
            </text:list-item>
            <text:list-item>
              <text:p text:style-name="P12"><text:span text:style-name="T3">Modul 5 – Putzplan</text:span></text:p>
            </text:list-item>
            <text:list-item>
              <text:p text:style-name="P12"><text:span text:style-name="T3">Modul 6 – Einkaufsliste</text:span></text:p>
            </text:list-item>
            <text:list-item>
              <text:p text:style-name="P12"><text:span text:style-name="T3">Modul 7 – Anmelden</text:span></text:p>
            </text:list-item>
            <text:list-item>
              <text:p text:style-name="P14"><text:span text:style-name="T6"/>Datenbank</text:p>
            </text:list-item>
          </text:list>
        </text:list-item>
      </text:list>
      <text:p text:style-name="P15"/>
      <text:list text:style-name="L3">
        <text:list-item>
          <text:p text:style-name="P11"><text:span text:style-name="T3">Test:</text:span></text:p>
          <text:list>
            <text:list-item>
              <text:p text:style-name="P12"><text:span text:style-name="T3">Unit Tests</text:span></text:p>
            </text:list-item>
            <text:list-item>
              <text:p text:style-name="P12"><text:span text:style-name="T3">Funktionale Tests</text:span></text:p>
            </text:list-item>
            <text:list-item>
              <text:p text:style-name="P12"><text:span text:style-name="T3">Integrationstest</text:span></text:p>
            </text:list-item>
            <text:list-item>
              <text:p text:style-name="P12"><text:span text:style-name="T3">Systemtest</text:span></text:p>
            </text:list-item>
            <text:list-item>
              <text:p text:style-name="P12"><text:span text:style-name="T3">Abnahmetest</text:span></text:p>
            </text:list-item>
            <text:list-item>
              <text:p text:style-name="P16">Testplan</text:p>
            </text:list-item>
            <text:list-item>
              <text:p text:style-name="P16">Testanleitung</text:p>
            </text:list-item>
          </text:list>
        </text:list-item>
      </text:list>
      <text:p text:style-name="P15"/>
      <text:list text:style-name="L3">
        <text:list-item>
          <text:p text:style-name="P17"><text:span text:style-name="T3">Dokumentation:</text:span></text:p>
          <text:list>
            <text:list-item>
              <text:p text:style-name="P12"><text:span text:style-name="T3">Testprotokoll</text:span></text:p>
            </text:list-item>
            <text:list-item>
              <text:p text:style-name="P12"><text:span text:style-name="T3">Codedokumentation</text:span></text:p>
            </text:list-item>
            <text:list-item>
              <text:p text:style-name="P12"><text:span text:style-name="T3">Benutzerdokumentation</text:span></text:p>
            </text:list-item>
          </text:list>
        </text:list-item>
      </text:list>
      <text:p text:style-name="P15"/>
      <text:list text:style-name="L3">
        <text:list-item>
          <text:p text:style-name="P17"><text:span text:style-name="T3">Projektmanagement:</text:span></text:p>
          <text:list>
            <text:list-item>
              <text:p text:style-name="P12"><text:span text:style-name="T3">Projektinfrastruktur</text:span></text:p>
            </text:list-item>
            <text:list-item>
              <text:p text:style-name="P12"><text:span text:style-name="T3">Zeitplan</text:span></text:p>
            </text:list-item>
            <text:list-item>
              <text:p text:style-name="P12"><text:span text:style-name="T3">Projekt Website</text:span></text:p>
            </text:list-item>
            <text:list-item>
              <text:p text:style-name="P12"><text:span text:style-name="T3">Projektplanung</text:span></text:p>
            </text:list-item>
          </text:list>
        </text:list-item>
      </text:list>
      <text:p text:style-name="P18"/>
      <text:list text:style-name="L3">
        <text:list-item>
          <text:p text:style-name="P17"><text:span text:style-name="T3">Wiederkehrende Tasks:</text:span></text:p>
          <text:list>
            <text:list-item>
              <text:p text:style-name="P19"><text:span text:style-name="T3">Projektwissen</text:span></text:p>
            </text:list-item>
          </text:list>
        </text:list-item>
      </text:list>
      <text:p text:style-name="P20"/>
      <text:list text:style-name="L3">
        <text:list-item>
          <text:p text:style-name="P17"><text:span text:style-name="T3">Sitzung:</text:span></text:p>
          <text:list>
            <text:list-item>
              <text:p text:style-name="P19"><text:span text:style-name="T3">Ergebnisse zusammentragen</text:span></text:p>
            </text:list-item>
          </text:list>
        </text:list-item>
      </text:list>
      <text:p text:style-name="P20"/>
      <text:list text:style-name="L2">
        <text:list-item>
          <text:p text:style-name="P17"><text:span text:style-name="T3">Qualitätsmanagement:</text:span></text:p>
        </text:list-item>
      </text:list>
      <text:p text:style-name="P21"/>
      <text:p text:style-name="P9"/>
      <text:p text:style-name="P22"><text:span text:style-name="T2">Arbeitszeiten:</text:span></text:p>
      <text:p text:style-name="P23"><text:span text:style-name="T3">Für die Arbeitszeiterfassung und -planung auf individueller und Projektebene wird die bereitgestellte Excel-Vorlage verwendet, mit deren Hilfe auch die Soll/Ist-Vergleiche erstellt werden.</text:span></text:p>
      <text:p text:style-name="P9"/>
      <text:p text:style-name="P9"/>
      <text:p text:style-name="P10"><text:span text:style-name="T2">Kontrolle des Projektverlaufs:</text:span></text:p>
      <text:list text:style-name="L2">
        <text:list-item>
          <text:p text:style-name="P7"><text:span text:style-name="T3">Jede Woche wird es ein festes Treffen geben, in dem man feststellt und vergleicht, wie weit man im derzeitigen Projektplan fortgeschritten ist, Ergebnisse zusammenträgt, sowie Fragen und das weitere Vorgehen bespricht.</text:span></text:p>
        </text:list-item>
        <text:list-item>
          <text:p text:style-name="P7"><text:span text:style-name="T3">Vergleich des derzeitigen Stands mit den festgelegten Meilensteinen.</text:span></text:p>
        </text:list-item>
      </text:list>
      <text:p text:style-name="P9"/>
      <text:p text:style-name="P9"/>
      <text:p text:style-name="P24"><text:span text:style-name="T2">Projektrisiken und Kontrollmaßnahmen:</text:span></text:p>
      <text:p text:style-name="P25"/>
      <table:table table:name="Table1" table:style-name="Table1">
        <table:table-column table:style-name="TableColumn1"/>
        <table:table-column table:style-name="TableColumn1"/>
        <table:table-row>
          <table:table-cell table:style-name="TableCell1">
            <text:p text:style-name="P26"><text:span text:style-name="T1">Projektrisiken</text:span></text:p>
          </table:table-cell>
          <table:table-cell table:style-name="TableCell1">
            <text:p text:style-name="P26"><text:span text:style-name="T1">Kontrollmaßnahmen</text:span></text:p>
          </table:table-cell>
        </table:table-row>
        <table:table-row>
          <table:table-cell table:style-name="TableCell1">
            <text:p text:style-name="P27"><text:span text:style-name="T3">Mangelnde Erfahrung für manche Teile des Projekts</text:span></text:p>
          </table:table-cell>
          <table:table-cell table:style-name="TableCell1">
            <text:p text:style-name="P27"><text:span text:style-name="T3">Kenntnisstand für spezifische Teile des Projekts erfassen und anhand dessen Aufgaben verteilen.</text:span></text:p>
          </table:table-cell>
        </table:table-row>
        <table:table-row>
          <table:table-cell table:style-name="TableCell1">
            <text:p text:style-name="P27"><text:span text:style-name="T3">Zeitmangel</text:span></text:p>
          </table:table-cell>
          <table:table-cell table:style-name="TableCell1">
            <text:p text:style-name="P27"><text:span text:style-name="T3">Teile des Projekts zeitlich realistisch einschätzen und über die gesamte Zeitperiode gut aufteilen.</text:span></text:p>
          </table:table-cell>
        </table:table-row>
        <table:table-row>
          <table:table-cell table:style-name="TableCell1">
            <text:p text:style-name="P27"><text:span text:style-name="T3">Wenige Kommunikation</text:span></text:p>
          </table:table-cell>
          <table:table-cell table:style-name="TableCell1">
            <text:p text:style-name="P27"><text:span text:style-name="T3">Jedes Projektmitglied muss Fragen anderer Mitglieder aktiv angehen. Probleme in der Kommunikation müssen sofort angesprochen und gelöst werden. Zusätzlich 1-2 feste Termine pro Woche zum persönlichen Gespräch und Austausch des derzeitigen Stands.</text:span></text:p>
          </table:table-cell>
        </table:table-row>
        <table:table-row>
          <table:table-cell table:style-name="TableCell1">
            <text:p text:style-name="P27"><text:span text:style-name="T3">Unpassende Technologien</text:span></text:p>
          </table:table-cell>
          <table:table-cell table:style-name="TableCell1">
            <text:p text:style-name="P27"><text:span text:style-name="T3">Probleme der Projektinfrastruktur frühzeitig als wichtig ansehen und mit anderen Mitgliedern/ Professor diesbezüglich Kontakt aufnehmen.</text:span></text:p>
          </table:table-cell>
        </table:table-row>
        <table:table-row>
          <table:table-cell table:style-name="TableCell1">
            <text:p text:style-name="P27"><text:span text:style-name="T3">Viele Fehler im Code</text:span></text:p>
          </table:table-cell>
          <table:table-cell table:style-name="TableCell1">
            <text:p text:style-name="P27"><text:span text:style-name="T3">Ausreichend automatisierte und manuelle Tests schreiben und ausführen. Code darf ohne Tests nicht im Repository eingecheckt werden.</text:span></text:p>
          </table:table-cell>
        </table:table-row>
      </table:table>
      <text:p text:style-name="P25"/>
      <text:p text:style-name="P27"/>
      <text:p text:style-name="P28"><text:span text:style-name="T9">Verantwortlichkeiten:</text:span></text:p>
      <text:p text:style-name="P28">Stephanie Mennle: </text:p>
      <text:list text:style-name="L2">
        <text:list-item>
          <text:p text:style-name="P29">Requirements</text:p>
        </text:list-item>
        <text:list-item>
          <text:p text:style-name="P29">MySQL</text:p>
        </text:list-item>
      </text:list>
      <text:p text:style-name="P30">Mona Ziegler:</text:p>
      <text:list text:style-name="L2">
        <text:list-item>
          <text:p text:style-name="P29">Projektplanung</text:p>
        </text:list-item>
        <text:list-item>
          <text:p text:style-name="P29">MySQL</text:p>
        </text:list-item>
      </text:list>
      <text:p text:style-name="P30">Benjamin Bauer:</text:p>
      <text:list text:style-name="L2">
        <text:list-item>
          <text:p text:style-name="P29">VM</text:p>
        </text:list-item>
        <text:list-item>
          <text:p text:style-name="P29">GUI</text:p>
        </text:list-item>
      </text:list>
      <text:p text:style-name="P30">Noor Alrabea:</text:p>
      <text:list text:style-name="L2">
        <text:list-item>
          <text:p text:style-name="P29">GitLab</text:p>
        </text:list-item>
        <text:list-item>
          <text:p text:style-name="P29">GUI</text:p>
        </text:list-item>
      </text:list>
      <text:p text:style-name="P30">Gemeinsam:</text:p>
      <text:list text:style-name="L2">
        <text:list-item>
          <text:p text:style-name="P29">Implementierung </text:p>
        </text:list-item>
        <text:list-item>
          <text:p text:style-name="P29">Analyse &amp; Design</text:p>
        </text:list-item>
        <text:list-item>
          <text:p text:style-name="P29">Tests</text:p>
        </text:list-item>
      </text:list>
      <text:p text:style-name="P27"/>
      <text:p text:style-name="P27"/>
      <text:p text:style-name="P27"/>
      <text:p text:style-name="P31"/>
      <text:p text:style-name="P31"/>
      <text:p text:style-name="P31">//Änderungen zum 2. MS in blau</text:p>
      <text:p text:style-name="P32">//Änderung zur Abschlusspräsentation in grü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